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" svg:font-family="Calibri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.049cm" fo:margin-bottom="0.109cm" fo:line-height="150%"/>
    </style:style>
    <style:style style:name="T1" style:family="text">
      <style:text-properties fo:font-size="12pt" style:font-name-asian="Times New Roman1" style:font-size-asian="12pt" style:language-asian="de" style:country-asian="DE" style:font-name-complex="Calibri" style:font-size-complex="12pt" style:font-style-complex="italic" style:font-weight-complex="bold"/>
    </style:style>
    <style:style style:name="T2" style:family="text">
      <style:text-properties fo:font-size="12pt" style:font-name-asian="Times New Roman1" style:font-size-asian="12pt" style:language-asian="de" style:country-asian="DE" style:font-name-complex="Calibri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R</text:p>
      <text:h text:style-name="P1" text:outline-level="3"><text:span text:style-name="T1">m:n- Beziehung</text:span></text:h>
      <text:p text:style-name="Standard">JPA</text:p>
      <text:p text:style-name="Standard">Hibernate</text:p>
      <text:p text:style-name="Standard">GUI</text:p>
      <text:p text:style-name="Standard">MySQL</text:p>
      <text:p text:style-name="Standard">ORM</text:p>
      <text:p text:style-name="Standard">JUnit</text:p>
      <text:p text:style-name="Standard">Framework</text:p>
      <text:p text:style-name="Standard">Event</text:p>
      <text:p text:style-name="Standard">Git</text:p>
      <text:p text:style-name="Standard">GitHub</text:p>
      <text:p text:style-name="Standard">Annotation</text:p>
      <text:p text:style-name="Standard"><text:span text:style-name="T2">Look-and-Fee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" svg:font-family="Calibri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56S</meta:editing-duration>
    <meta:editing-cycles>3</meta:editing-cycles>
    <meta:generator>OpenOffice/4.0.1$Win32 OpenOffice.org_project/401m5$Build-9714</meta:generator>
    <dc:date>2014-02-26T11:42:17.23</dc:date>
    <meta:document-statistic meta:table-count="0" meta:image-count="0" meta:object-count="0" meta:page-count="1" meta:paragraph-count="14" meta:word-count="15" meta:character-count="90"/>
    <dc:creator>Pascal Ludwig</dc:creator>
    <meta:user-defined meta:name="Info 1"/>
    <meta:user-defined meta:name="Info 2"/>
    <meta:user-defined meta:name="Info 3"/>
    <meta:user-defined meta:name="Info 4"/>
  </office:meta>
</office:document-meta>
</file>